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843" officeooo:paragraph-rsid="000a0843"/>
    </style:style>
    <style:style style:name="P2" style:family="paragraph" style:parent-style-name="Standard">
      <style:text-properties officeooo:rsid="000a0843" officeooo:paragraph-rsid="00212a64"/>
    </style:style>
    <style:style style:name="P3" style:family="paragraph" style:parent-style-name="Standard">
      <style:text-properties officeooo:rsid="000aa59c" officeooo:paragraph-rsid="000aa59c"/>
    </style:style>
    <style:style style:name="P4" style:family="paragraph" style:parent-style-name="Standard">
      <style:text-properties officeooo:rsid="000aa59c" officeooo:paragraph-rsid="000ae297"/>
    </style:style>
    <style:style style:name="P5" style:family="paragraph" style:parent-style-name="Standard">
      <style:text-properties officeooo:rsid="000aa59c" officeooo:paragraph-rsid="001e0448"/>
    </style:style>
    <style:style style:name="P6" style:family="paragraph" style:parent-style-name="Standard">
      <style:text-properties officeooo:rsid="000c89bf" officeooo:paragraph-rsid="000c89bf"/>
    </style:style>
    <style:style style:name="P7" style:family="paragraph" style:parent-style-name="Standard">
      <style:text-properties officeooo:rsid="000c89bf" officeooo:paragraph-rsid="001e0448"/>
    </style:style>
    <style:style style:name="P8" style:family="paragraph" style:parent-style-name="Standard">
      <style:text-properties officeooo:rsid="000ffc15" officeooo:paragraph-rsid="000ffc15"/>
    </style:style>
    <style:style style:name="P9" style:family="paragraph" style:parent-style-name="Standard">
      <style:text-properties officeooo:rsid="000ffc15" officeooo:paragraph-rsid="00103c47"/>
    </style:style>
    <style:style style:name="P10" style:family="paragraph" style:parent-style-name="Standard">
      <style:text-properties officeooo:rsid="000ffc15" officeooo:paragraph-rsid="0012237c"/>
    </style:style>
    <style:style style:name="P11" style:family="paragraph" style:parent-style-name="Standard">
      <style:text-properties officeooo:rsid="000ffc15" officeooo:paragraph-rsid="001911cd"/>
    </style:style>
    <style:style style:name="P12" style:family="paragraph" style:parent-style-name="Standard">
      <style:text-properties officeooo:rsid="000ffc15" officeooo:paragraph-rsid="001e0448"/>
    </style:style>
    <style:style style:name="P13" style:family="paragraph" style:parent-style-name="Standard">
      <style:text-properties officeooo:rsid="0012237c" officeooo:paragraph-rsid="0012237c"/>
    </style:style>
    <style:style style:name="P14" style:family="paragraph" style:parent-style-name="Standard">
      <style:text-properties officeooo:rsid="001352da" officeooo:paragraph-rsid="001352da"/>
    </style:style>
    <style:style style:name="P15" style:family="paragraph" style:parent-style-name="Standard">
      <style:text-properties officeooo:rsid="001352da" officeooo:paragraph-rsid="00143389"/>
    </style:style>
    <style:style style:name="P16" style:family="paragraph" style:parent-style-name="Standard">
      <style:text-properties officeooo:rsid="001352da" officeooo:paragraph-rsid="00161da3"/>
    </style:style>
    <style:style style:name="P17" style:family="paragraph" style:parent-style-name="Standard">
      <style:text-properties officeooo:rsid="001635e7" officeooo:paragraph-rsid="001635e7"/>
    </style:style>
    <style:style style:name="P18" style:family="paragraph" style:parent-style-name="Standard">
      <style:text-properties officeooo:rsid="001635e7" officeooo:paragraph-rsid="0016e35a"/>
    </style:style>
    <style:style style:name="P19" style:family="paragraph" style:parent-style-name="Standard">
      <style:text-properties officeooo:rsid="0016e35a" officeooo:paragraph-rsid="0016e35a"/>
    </style:style>
    <style:style style:name="P20" style:family="paragraph" style:parent-style-name="Standard">
      <style:text-properties officeooo:rsid="0016e35a" officeooo:paragraph-rsid="00172675"/>
    </style:style>
    <style:style style:name="P21" style:family="paragraph" style:parent-style-name="Standard">
      <style:text-properties officeooo:rsid="0016e35a" officeooo:paragraph-rsid="001911cd"/>
    </style:style>
    <style:style style:name="P22" style:family="paragraph" style:parent-style-name="Standard">
      <style:text-properties officeooo:rsid="0016e35a" officeooo:paragraph-rsid="001a9587"/>
    </style:style>
    <style:style style:name="P23" style:family="paragraph" style:parent-style-name="Standard">
      <style:text-properties officeooo:rsid="0019adf5" officeooo:paragraph-rsid="0019adf5"/>
    </style:style>
    <style:style style:name="P24" style:family="paragraph" style:parent-style-name="Standard">
      <style:text-properties officeooo:rsid="0019adf5" officeooo:paragraph-rsid="001a9587"/>
    </style:style>
    <style:style style:name="P25" style:family="paragraph" style:parent-style-name="Standard">
      <style:text-properties officeooo:rsid="001dcf12" officeooo:paragraph-rsid="001dcf12"/>
    </style:style>
    <style:style style:name="P26" style:family="paragraph" style:parent-style-name="Standard">
      <style:text-properties officeooo:rsid="001dcf12" officeooo:paragraph-rsid="001f866b"/>
    </style:style>
    <style:style style:name="P27" style:family="paragraph" style:parent-style-name="Standard">
      <style:text-properties officeooo:rsid="001e0448" officeooo:paragraph-rsid="001e0448"/>
    </style:style>
    <style:style style:name="P28" style:family="paragraph" style:parent-style-name="Standard">
      <style:text-properties fo:font-weight="normal" officeooo:rsid="001fdb3e" officeooo:paragraph-rsid="001f866b" style:font-weight-asian="normal" style:font-weight-complex="normal"/>
    </style:style>
    <style:style style:name="P29" style:family="paragraph" style:parent-style-name="Standard">
      <style:text-properties fo:font-weight="normal" officeooo:rsid="00186348" officeooo:paragraph-rsid="00212a64" style:font-weight-asian="normal" style:font-weight-complex="normal"/>
    </style:style>
    <style:style style:name="P30" style:family="paragraph" style:parent-style-name="Text_20_body">
      <style:paragraph-properties fo:text-align="center" style:justify-single-word="false"/>
      <style:text-properties fo:font-weight="normal" officeooo:rsid="00186348" officeooo:paragraph-rsid="00212a64" style:font-weight-asian="normal" style:font-weight-complex="normal"/>
    </style:style>
    <style:style style:name="P31" style:family="paragraph" style:parent-style-name="Text_20_body">
      <style:paragraph-properties fo:text-align="center" style:justify-single-word="false"/>
      <style:text-properties fo:font-weight="normal" officeooo:paragraph-rsid="00212a64" style:font-weight-asian="normal" style:font-weight-complex="normal"/>
    </style:style>
    <style:style style:name="P32" style:family="paragraph" style:parent-style-name="Standard">
      <style:text-properties fo:font-weight="normal" officeooo:rsid="0019e182" officeooo:paragraph-rsid="001e0448" style:font-weight-asian="normal" style:font-weight-complex="normal"/>
    </style:style>
    <style:style style:name="P33" style:family="paragraph" style:parent-style-name="Standard">
      <style:text-properties fo:font-weight="normal" officeooo:rsid="0025276e" officeooo:paragraph-rsid="001f866b" style:font-weight-asian="normal" style:font-weight-complex="normal"/>
    </style:style>
    <style:style style:name="P34" style:family="paragraph" style:parent-style-name="Standard">
      <style:text-properties fo:font-weight="normal" officeooo:rsid="002089fe" officeooo:paragraph-rsid="002089fe" style:font-weight-asian="normal" style:font-weight-complex="normal"/>
    </style:style>
    <style:style style:name="P35" style:family="paragraph" style:parent-style-name="Standard">
      <style:text-properties officeooo:rsid="002089fe" officeooo:paragraph-rsid="002089fe"/>
    </style:style>
    <style:style style:name="P36" style:family="paragraph" style:parent-style-name="Standard">
      <style:text-properties fo:font-weight="bold" officeooo:rsid="000a0843" officeooo:paragraph-rsid="000a0843" style:font-weight-asian="bold" style:font-weight-complex="bold"/>
    </style:style>
    <style:style style:name="P37" style:family="paragraph" style:parent-style-name="Standard">
      <style:text-properties fo:font-weight="bold" officeooo:rsid="000aa59c" officeooo:paragraph-rsid="000aa59c" style:font-weight-asian="bold" style:font-weight-complex="bold"/>
    </style:style>
    <style:style style:name="P38" style:family="paragraph" style:parent-style-name="Standard">
      <style:text-properties fo:font-weight="bold" officeooo:rsid="000c89bf" officeooo:paragraph-rsid="001e0448" style:font-weight-asian="bold" style:font-weight-complex="bold"/>
    </style:style>
    <style:style style:name="P39" style:family="paragraph" style:parent-style-name="Standard">
      <style:text-properties fo:font-weight="bold" officeooo:rsid="000ffc15" officeooo:paragraph-rsid="001e0448" style:font-weight-asian="bold" style:font-weight-complex="bold"/>
    </style:style>
    <style:style style:name="P40" style:family="paragraph" style:parent-style-name="Standard">
      <style:text-properties fo:font-weight="bold" officeooo:rsid="000ffc15" officeooo:paragraph-rsid="001f866b" style:font-weight-asian="bold" style:font-weight-complex="bold"/>
    </style:style>
    <style:style style:name="P41" style:family="paragraph" style:parent-style-name="Standard">
      <style:text-properties fo:font-weight="bold" officeooo:rsid="0012237c" officeooo:paragraph-rsid="001e0448" style:font-weight-asian="bold" style:font-weight-complex="bold"/>
    </style:style>
    <style:style style:name="P42" style:family="paragraph" style:parent-style-name="Standard">
      <style:text-properties fo:font-weight="bold" officeooo:rsid="001352da" officeooo:paragraph-rsid="001ec5bd" style:font-weight-asian="bold" style:font-weight-complex="bold"/>
    </style:style>
    <style:style style:name="P43" style:family="paragraph" style:parent-style-name="Standard">
      <style:text-properties fo:font-weight="bold" officeooo:rsid="001352da" officeooo:paragraph-rsid="001f866b" style:font-weight-asian="bold" style:font-weight-complex="bold"/>
    </style:style>
    <style:style style:name="P44" style:family="paragraph" style:parent-style-name="Standard">
      <style:text-properties fo:font-weight="bold" officeooo:rsid="001635e7" officeooo:paragraph-rsid="001f866b" style:font-weight-asian="bold" style:font-weight-complex="bold"/>
    </style:style>
    <style:style style:name="P45" style:family="paragraph" style:parent-style-name="Standard">
      <style:text-properties fo:font-weight="bold" officeooo:rsid="00212a64" officeooo:paragraph-rsid="00212a64" style:font-weight-asian="bold" style:font-weight-complex="bold"/>
    </style:style>
    <style:style style:name="P46" style:family="paragraph" style:parent-style-name="Text_20_body">
      <style:paragraph-properties fo:text-align="center" style:justify-single-word="false"/>
      <style:text-properties fo:font-weight="bold" officeooo:rsid="00212a64" officeooo:paragraph-rsid="00212a64" style:font-weight-asian="bold" style:font-weight-complex="bold"/>
    </style:style>
    <style:style style:name="P47" style:family="paragraph" style:parent-style-name="Standard">
      <style:text-properties fo:font-weight="bold" officeooo:rsid="0016e35a" officeooo:paragraph-rsid="001f866b" style:font-weight-asian="bold" style:font-weight-complex="bold"/>
    </style:style>
    <style:style style:name="P48" style:family="paragraph" style:parent-style-name="Standard">
      <style:text-properties fo:font-weight="bold" officeooo:rsid="001dcf12" officeooo:paragraph-rsid="001f866b" style:font-weight-asian="bold" style:font-weight-complex="bold"/>
    </style:style>
    <style:style style:name="P49" style:family="paragraph" style:parent-style-name="Standard">
      <style:text-properties fo:font-weight="bold" officeooo:rsid="001e0448" officeooo:paragraph-rsid="001f866b" style:font-weight-asian="bold" style:font-weight-complex="bold"/>
    </style:style>
    <style:style style:name="P50" style:family="paragraph" style:parent-style-name="Standard">
      <style:text-properties fo:font-weight="bold" officeooo:rsid="002089fe" officeooo:paragraph-rsid="002089fe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weight="bold" officeooo:rsid="00186348" officeooo:paragraph-rsid="00212a64" style:font-weight-asian="bold" style:font-weight-complex="bold"/>
    </style:style>
    <style:style style:name="P52" style:family="paragraph" style:parent-style-name="Standard">
      <style:text-properties officeooo:rsid="002089fe" officeooo:paragraph-rsid="002089fe"/>
    </style:style>
    <style:style style:name="T1" style:family="text">
      <style:text-properties officeooo:rsid="000aa59c"/>
    </style:style>
    <style:style style:name="T2" style:family="text">
      <style:text-properties officeooo:rsid="000ae297"/>
    </style:style>
    <style:style style:name="T3" style:family="text">
      <style:text-properties officeooo:rsid="000ffc15"/>
    </style:style>
    <style:style style:name="T4" style:family="text">
      <style:text-properties officeooo:rsid="00103c47"/>
    </style:style>
    <style:style style:name="T5" style:family="text">
      <style:text-properties officeooo:rsid="0012237c"/>
    </style:style>
    <style:style style:name="T6" style:family="text">
      <style:text-properties officeooo:rsid="001352da"/>
    </style:style>
    <style:style style:name="T7" style:family="text">
      <style:text-properties officeooo:rsid="00143389"/>
    </style:style>
    <style:style style:name="T8" style:family="text">
      <style:text-properties officeooo:rsid="00161da3"/>
    </style:style>
    <style:style style:name="T9" style:family="text">
      <style:text-properties officeooo:rsid="001635e7"/>
    </style:style>
    <style:style style:name="T10" style:family="text">
      <style:text-properties officeooo:rsid="0016e35a"/>
    </style:style>
    <style:style style:name="T11" style:family="text">
      <style:text-properties officeooo:rsid="00172675"/>
    </style:style>
    <style:style style:name="T12" style:family="text">
      <style:text-properties officeooo:rsid="001911cd"/>
    </style:style>
    <style:style style:name="T13" style:family="text">
      <style:text-properties officeooo:rsid="0019adf5"/>
    </style:style>
    <style:style style:name="T14" style:family="text">
      <style:text-properties officeooo:rsid="001a9587"/>
    </style:style>
    <style:style style:name="T15" style:family="text">
      <style:text-properties officeooo:rsid="001b6ae1"/>
    </style:style>
    <style:style style:name="T16" style:family="text">
      <style:text-properties officeooo:rsid="001c5d77"/>
    </style:style>
    <style:style style:name="T17" style:family="text">
      <style:text-properties officeooo:rsid="001dcf12"/>
    </style:style>
    <style:style style:name="T18" style:family="text">
      <style:text-properties officeooo:rsid="001e0448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9e182" style:font-weight-asian="normal" style:font-weight-complex="normal"/>
    </style:style>
    <style:style style:name="T21" style:family="text">
      <style:text-properties fo:font-weight="normal" officeooo:rsid="00186348" style:font-weight-asian="normal" style:font-weight-complex="normal"/>
    </style:style>
    <style:style style:name="T22" style:family="text">
      <style:text-properties fo:font-weight="normal" officeooo:rsid="001e0448" style:font-weight-asian="normal" style:font-weight-complex="normal"/>
    </style:style>
    <style:style style:name="T23" style:family="text">
      <style:text-properties fo:font-weight="normal" officeooo:rsid="001b5812" style:font-weight-asian="normal" style:font-weight-complex="normal"/>
    </style:style>
    <style:style style:name="T24" style:family="text">
      <style:text-properties fo:font-weight="normal" officeooo:rsid="0025276e" style:font-weight-asian="normal" style:font-weight-complex="normal"/>
    </style:style>
    <style:style style:name="T25" style:family="text">
      <style:text-properties officeooo:rsid="001ec5bd"/>
    </style:style>
    <style:style style:name="T26" style:family="text">
      <style:text-properties officeooo:rsid="001f866b"/>
    </style:style>
    <style:style style:name="T27" style:family="text">
      <style:text-properties officeooo:rsid="002089fe"/>
    </style:style>
    <style:style style:name="T28" style:family="text">
      <style:text-properties officeooo:rsid="00212a64"/>
    </style:style>
    <style:style style:name="T29" style:family="text">
      <style:text-properties officeooo:rsid="00186348"/>
    </style:style>
    <style:style style:name="T30" style:family="text">
      <style:text-properties fo:font-size="15pt" fo:font-weight="bold" style:font-size-asian="15pt" style:font-weight-asian="bold" style:font-size-complex="15pt" style:font-weight-complex="bold"/>
    </style:style>
    <style:style style:name="T31" style:family="text">
      <style:text-properties officeooo:rsid="002168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span text:style-name="T30">MDSC-102 Practical Lab</text:span></text:p>
      <text:p text:style-name="P31"/>
      <text:p text:style-name="P30">Assignment 1</text:p>
      <text:p text:style-name="P46">Anirudh Yandrapu</text:p>
      <text:p text:style-name="P51">204<text:span text:style-name="T28">208</text:span></text:p>
      <text:p text:style-name="P29"/>
      <text:p text:style-name="P29"/>
      <text:p text:style-name="P1"/>
      <text:p text:style-name="P36">Q1. What is a variable in python?</text:p>
      <text:p text:style-name="P1">Ans. A varibale is a name that refers to a object.</text:p>
      <text:p text:style-name="P1"/>
      <text:p text:style-name="P36">Q2. How do you create a varibable?</text:p>
      <text:p text:style-name="P1">Ans. roll_no = 204208</text:p>
      <text:p text:style-name="P1"><text:tab/>where roll_no is the variable name and 204208 is the value.</text:p>
      <text:p text:style-name="P1"/>
      <text:p text:style-name="P36">Q3. how do you check the value within a varibable?</text:p>
      <text:p text:style-name="P1">Ans. <text:span text:style-name="T1">print(variable name)</text:span></text:p>
      <text:p text:style-name="P1"/>
      <text:p text:style-name="P37">Q4. How do you create multiple variables in a single statement?</text:p>
      <text:p text:style-name="P3">Ans. Using “,” after declaring every varibale. </text:p>
      <text:p text:style-name="P3"/>
      <text:p text:style-name="P37">Q5. How do you create multiple variables with the same value?</text:p>
      <text:p text:style-name="P3">Ans. Let a,b and c be the variable name. Then, a=b=c=value.</text:p>
      <text:p text:style-name="P3"/>
      <text:p text:style-name="P37">Q6. How do you change the value of a variable?</text:p>
      <text:p text:style-name="P3">Ans. Redeclaring the varibale with the new value. <text:span text:style-name="T2">Ex: variable_name=new_value.</text:span></text:p>
      <text:p text:style-name="P3"/>
      <text:p text:style-name="P37">Q7. How do you reassign a variable by modifying the previous value?</text:p>
      <text:p text:style-name="P4">Ans. Redeclaring the varibale with the new value. <text:span text:style-name="T2">Ex: variable_name=new_value.</text:span></text:p>
      <text:p text:style-name="P3"/>
      <text:p text:style-name="P37">Q8. What does the statement counter += 4 do?</text:p>
      <text:p text:style-name="P3">Ans. It will add 4 to the value of the variable.</text:p>
      <text:p text:style-name="P3"/>
      <text:p text:style-name="P37">Q9. What are the rules for naming a variable?</text:p>
      <text:p text:style-name="P5">Ans. -&gt;<text:span text:style-name="T20">A variable name can have any alphabet in it, underscore and any digits(0-9), but it cannot start with a number. </text:span></text:p>
      <text:p text:style-name="P32">-&gt;Variable names are case sensitive and two variables cannot have the same name.</text:p>
      <text:p text:style-name="P3"/>
      <text:p text:style-name="P38">Q10. <text:span text:style-name="T29">Are variable names case-sensitive? Do `a_variable`, `A_Variable`, and `A_VARIABLE` represent the same variable or different ones?</text:span></text:p>
      <text:p text:style-name="P6">Ans. Yes, varaible names are case-sensitive. a_variable, A_Variable, and A_VARIABLE represent different ones.</text:p>
      <text:p text:style-name="P6"/>
      <text:p text:style-name="P38">Q11. <text:span text:style-name="T29">What is Syntax? Why is it important?</text:span></text:p>
      <text:p text:style-name="P7">Ans. <text:span text:style-name="T18">The rules for writing the code is known as syntax. </text:span><text:span text:style-name="T22">Is is important because different programming language have different syntax, so there must be some standard to follow a certain programming language.</text:span></text:p>
      <text:p text:style-name="P6"/>
      <text:p text:style-name="P38">Q12. <text:span text:style-name="T29">What happens if you execute a statement with invalid syntax?</text:span></text:p>
      <text:p text:style-name="P6">Ans. <text:span text:style-name="T18">It will show error</text:span></text:p>
      <text:p text:style-name="P6"><text:soft-page-break/></text:p>
      <text:p text:style-name="P38">Q13. <text:span text:style-name="T29">How do you check the data type of a variable?</text:span></text:p>
      <text:p text:style-name="P6">Ans.<text:span text:style-name="T3">type(variable_name)</text:span></text:p>
      <text:p text:style-name="P6"/>
      <text:p text:style-name="P39">Q14. <text:span text:style-name="T29">What are the built-in data types in Python?</text:span></text:p>
      <text:p text:style-name="P8">Ans.numbers, strings, variables, list, dictionary, set, arrays</text:p>
      <text:p text:style-name="P8"/>
      <text:p text:style-name="P39">Q15. <text:span text:style-name="T29">What is a primitive data type?</text:span></text:p>
      <text:p text:style-name="P8">Ans. Primitive datatypes are predefined data types. <text:span text:style-name="T18">Ex: List</text:span></text:p>
      <text:p text:style-name="P8"/>
      <text:p text:style-name="P39">Q16. <text:span text:style-name="T29">What are the primitive data types available in Python?</text:span></text:p>
      <text:p text:style-name="P8">Ans. <text:span text:style-name="T18">Numbers</text:span></text:p>
      <text:p text:style-name="P8"/>
      <text:p text:style-name="P39">Q17. <text:span text:style-name="T29">What is a data structure or container data type?</text:span></text:p>
      <text:p text:style-name="P12">Ans. <text:span text:style-name="T20">It is a container that allows us to store a collection of data in certain ways that make </text:span><text:span text:style-name="T22">accessing the data much easier</text:span><text:span text:style-name="T20">. </text:span><text:span text:style-name="T22">Ex: Linked list</text:span></text:p>
      <text:p text:style-name="P8"/>
      <text:p text:style-name="P39">Q18. <text:span text:style-name="T29">What are the container types available in Python?</text:span></text:p>
      <text:p text:style-name="P12">Ans. <text:span text:style-name="T23">Lists, tuples, sets, dictionaries.</text:span></text:p>
      <text:p text:style-name="P8"/>
      <text:p text:style-name="P39">Q19. <text:span text:style-name="T29">What kind of data does the Integer data type represent?</text:span></text:p>
      <text:p text:style-name="P8">Ans. Integers numbers <text:span text:style-name="T18">(Whole Numbers) </text:span>such as 8, -9, 12.</text:p>
      <text:p text:style-name="P8"/>
      <text:p text:style-name="P39">Q20. <text:span text:style-name="T29">What are the numerical limits of the integer data type?</text:span></text:p>
      <text:p text:style-name="P8">Ans. <text:span text:style-name="T18">Unlimited</text:span></text:p>
      <text:p text:style-name="P8"/>
      <text:p text:style-name="P39">Q<text:span text:style-name="T4">21</text:span>. <text:span text:style-name="T29">What kind of data does the float data type represent?</text:span></text:p>
      <text:p text:style-name="P9">Ans. <text:span text:style-name="T4">They represent real numbers such as 1.33, 0.3545.</text:span></text:p>
      <text:p text:style-name="P9"/>
      <text:p text:style-name="P39">Q<text:span text:style-name="T4">22</text:span>. <text:span text:style-name="T29">How does Python decide if a given number is a float or an integer?</text:span></text:p>
      <text:p text:style-name="P9">Ans. <text:span text:style-name="T18">Checks for ‘.’</text:span></text:p>
      <text:p text:style-name="P9"/>
      <text:p text:style-name="P39">Q<text:span text:style-name="T4">23</text:span>. <text:span text:style-name="T29">How can you create a variable which stores a whole number, e.g., 4 but has the float data type?</text:span></text:p>
      <text:p text:style-name="P9">Ans. <text:span text:style-name="T4">Variable_name = (float)(4)</text:span></text:p>
      <text:p text:style-name="P9"/>
      <text:p text:style-name="P39">Q<text:span text:style-name="T4">24</text:span>. <text:span text:style-name="T29">How do you create floats representing very large (e.g., 6.023 x 10^23) or very small numbers (0.000000123)?</text:span></text:p>
      <text:p text:style-name="P12">Ans. <text:span text:style-name="T23">Using exponential notation. Eg: </text:span><text:span text:style-name="T22">2.e44.</text:span></text:p>
      <text:p text:style-name="P9"/>
      <text:p text:style-name="P39">Q<text:span text:style-name="T4">25</text:span>. <text:span text:style-name="T29">What does the expression `23e-12` represent?</text:span></text:p>
      <text:p text:style-name="P12">Ans. <text:span text:style-name="T5">Represent exponent value </text:span><text:span text:style-name="T21">0.000000000023</text:span></text:p>
      <text:p text:style-name="P9"/>
      <text:p text:style-name="P39">Q<text:span text:style-name="T4">26</text:span>. <text:span text:style-name="T29">Can floats be used to store numbers with unlimited precision?</text:span></text:p>
      <text:p text:style-name="P9">Ans. <text:span text:style-name="T18">No</text:span></text:p>
      <text:p text:style-name="P9"/>
      <text:p text:style-name="P39">Q<text:span text:style-name="T4">2</text:span><text:span text:style-name="T5">7</text:span>. <text:span text:style-name="T29">What are the differences between integers and floats?</text:span></text:p>
      <text:p text:style-name="P10">Ans. <text:s/><text:span text:style-name="T5">Integers store whole numbers where as float store real numbers.</text:span></text:p>
      <text:p text:style-name="P10"/>
      <text:p text:style-name="P39">Q<text:span text:style-name="T4">2</text:span><text:span text:style-name="T5">8</text:span>. <text:span text:style-name="T29">How do you convert an integer to a float?</text:span></text:p>
      <text:p text:style-name="P10">Ans. <text:span text:style-name="T5">By type casting: Variable_name = (float)(value)</text:span></text:p>
      <text:p text:style-name="P10"/>
      <text:p text:style-name="P39"><text:soft-page-break/>Q<text:span text:style-name="T4">2</text:span><text:span text:style-name="T5">9</text:span>. <text:span text:style-name="T29">How do you convert a float to an integer?</text:span></text:p>
      <text:p text:style-name="P10">Ans. <text:span text:style-name="T5">By type casting: Variable_name = (int)(value)</text:span></text:p>
      <text:p text:style-name="P10"/>
      <text:p text:style-name="P41">Q30. <text:span text:style-name="T29">What is the result obtained when you convert 1.99 to an integer?</text:span></text:p>
      <text:p text:style-name="P13">Ans. 1</text:p>
      <text:p text:style-name="P13"/>
      <text:p text:style-name="P41">Q31. <text:span text:style-name="T29">What are the data types of the results of the division operators `/` and `//`?</text:span></text:p>
      <text:p text:style-name="P13">Ans. <text:s text:c="3"/>/ : floating-point division</text:p>
      <text:p text:style-name="P13"><text:tab/>// : Integer division</text:p>
      <text:p text:style-name="P10"/>
      <text:p text:style-name="P39">Q<text:span text:style-name="T6">32</text:span>. <text:span text:style-name="T29">What kind of data does the Boolean data type represent?</text:span></text:p>
      <text:p text:style-name="P10">Ans. <text:s/><text:span text:style-name="T6">True or False</text:span></text:p>
      <text:p text:style-name="P10"/>
      <text:p text:style-name="P42">Q33. <text:span text:style-name="T29">Which types of Python operators return booleans as a result?</text:span></text:p>
      <text:p text:style-name="P14">Ans. Operatiors like: or, not, and and ==.</text:p>
      <text:p text:style-name="P14"/>
      <text:p text:style-name="P42">Q34. <text:span text:style-name="T29">What happens if you try to use a boolean in arithmetic operation?</text:span></text:p>
      <text:p text:style-name="P14">Ans. <text:span text:style-name="T25">True as 1 and False as 0</text:span></text:p>
      <text:p text:style-name="P14"/>
      <text:p text:style-name="P42">Q35. <text:span text:style-name="T29">How can any value in Python be covered to a boolean?</text:span></text:p>
      <text:p text:style-name="P14">Ans. Type Casting. <text:span text:style-name="T25">Ex: bool(variable_name)</text:span></text:p>
      <text:p text:style-name="P14"/>
      <text:p text:style-name="P42">Q36. <text:span text:style-name="T29"><text:s/>What are truthy and falsy values?</text:span></text:p>
      <text:p text:style-name="P14">Ans. <text:span text:style-name="T18">Non boolean values uesd as bool values</text:span></text:p>
      <text:p text:style-name="P14"/>
      <text:p text:style-name="P42">Q37. <text:span text:style-name="T29">What are the values in Python that evaluate to False?</text:span></text:p>
      <text:p text:style-name="P14">Ans. !=, <text:span text:style-name="T25">0</text:span> and none</text:p>
      <text:p text:style-name="P14"/>
      <text:p text:style-name="P42">Q38. <text:span text:style-name="T29">Give some examples of values that evaluate to True.</text:span></text:p>
      <text:p text:style-name="P14">Ans. “<text:span text:style-name="T25">hello”, 678</text:span></text:p>
      <text:p text:style-name="P14"/>
      <text:p text:style-name="P42">Q39. <text:span text:style-name="T29">What kind of data does the None data type represent?</text:span></text:p>
      <text:p text:style-name="P14">Ans. <text:span text:style-name="T25">Nonempty</text:span></text:p>
      <text:p text:style-name="P14"/>
      <text:p text:style-name="P42">Q<text:span text:style-name="T7">40</text:span>. <text:span text:style-name="T29">What is the purpose of None?</text:span></text:p>
      <text:p text:style-name="P14">Ans. <text:span text:style-name="T7">If the value of a variable is 0, then in conditional statement none is used to compare or none is used to declare empty data types.</text:span></text:p>
      <text:p text:style-name="P14"/>
      <text:p text:style-name="P42">Q<text:span text:style-name="T7">41</text:span>. <text:span text:style-name="T29">What kind of data does the String data type represent?</text:span></text:p>
      <text:p text:style-name="P14">Ans. <text:span text:style-name="T7">String is used to store text data.</text:span></text:p>
      <text:p text:style-name="P14"/>
      <text:p text:style-name="P42">Q<text:span text:style-name="T7">42</text:span>. <text:span text:style-name="T29">What are the different ways of creating strings in Python?</text:span></text:p>
      <text:p text:style-name="P15">Ans. -&gt; <text:span text:style-name="T7">enclose the text in either single or double quotes<text:tab/></text:span></text:p>
      <text:p text:style-name="P15"><text:tab/>-&gt; <text:span text:style-name="T7">using Triple_quotes for text including multiple lines</text:span></text:p>
      <text:p text:style-name="P15"/>
      <text:p text:style-name="P42">Q<text:span text:style-name="T7">43</text:span>. <text:span text:style-name="T29">What is the difference between strings creating using single quotes, i.e. `'` and `'` vs. those created using double quotes, i.e. `\` and `\`?</text:span></text:p>
      <text:p text:style-name="P15">Ans. <text:span text:style-name="T25">No difference</text:span></text:p>
      <text:p text:style-name="P15"/>
      <text:p text:style-name="P43">Q<text:span text:style-name="T7">44</text:span>. <text:span text:style-name="T29">How do you create multi-line strings in Python?</text:span></text:p>
      <text:p text:style-name="P15">Ans. <text:span text:style-name="T7">Using Triple_quotes </text:span><text:span text:style-name="T8">or use the line countinuayion character.</text:span></text:p>
      <text:p text:style-name="P15"/>
      <text:p text:style-name="P43"><text:soft-page-break/>Q<text:span text:style-name="T7">4</text:span><text:span text:style-name="T8">5</text:span>. <text:span text:style-name="T29">What is the newline character, ‘\n’?</text:span></text:p>
      <text:p text:style-name="P15">Ans. <text:span text:style-name="T8">Newline character(\n) is used create a new line while printing the output.</text:span></text:p>
      <text:p text:style-name="P15"/>
      <text:p text:style-name="P43">Q<text:span text:style-name="T7">4</text:span><text:span text:style-name="T8">6</text:span>. <text:span text:style-name="T29">What are escaped characters? How are they useful?</text:span></text:p>
      <text:p text:style-name="P16">Ans. <text:span text:style-name="T8">Escapes character are </text:span><text:span text:style-name="T9">having backslash and used to include newline(\n), horizontal tab(\t) or to include single or double quotes. </text:span></text:p>
      <text:p text:style-name="P16"/>
      <text:p text:style-name="P43">Q<text:span text:style-name="T7">4</text:span><text:span text:style-name="T8">7</text:span>. <text:span text:style-name="T29">How do you check the length of a string?</text:span></text:p>
      <text:p text:style-name="P16">Ans. <text:span text:style-name="T8">len(string_name)</text:span></text:p>
      <text:p text:style-name="P16"/>
      <text:p text:style-name="P43">Q<text:span text:style-name="T7">4</text:span><text:span text:style-name="T8">8</text:span>. <text:span text:style-name="T29">How do you convert a string into a list of characters?</text:span></text:p>
      <text:p text:style-name="P16">Ans. <text:span text:style-name="T9">string_name.split()</text:span></text:p>
      <text:p text:style-name="P16"/>
      <text:p text:style-name="P43">Q<text:span text:style-name="T7">4</text:span><text:span text:style-name="T8">9</text:span>. <text:span text:style-name="T29">How do you access a specific character from a string?</text:span></text:p>
      <text:p text:style-name="P16">Ans. <text:span text:style-name="T8">string_name[index_no]</text:span></text:p>
      <text:p text:style-name="P16"/>
      <text:p text:style-name="P16"/>
      <text:p text:style-name="P43">Q<text:span text:style-name="T8">50</text:span>. <text:span text:style-name="T29">How do you access a range of characters from a string?</text:span></text:p>
      <text:p text:style-name="P16">Ans.<text:span text:style-name="T8">string_name[</text:span><text:span text:style-name="T9">indexfrom:indexto]</text:span></text:p>
      <text:p text:style-name="P17"/>
      <text:p text:style-name="P44">Q51. <text:span text:style-name="T29">How do you check if a specific character occurs in a string?</text:span></text:p>
      <text:p text:style-name="P17">Ans. ‘character’ in string_name.</text:p>
      <text:p text:style-name="P17"/>
      <text:p text:style-name="P44">Q52. <text:span text:style-name="T29">How do you check if a smaller string occurs within a bigger string?</text:span></text:p>
      <text:p text:style-name="P17">Ans. ‘<text:span text:style-name="T10">substring’ in string_name</text:span></text:p>
      <text:p text:style-name="P17"/>
      <text:p text:style-name="P44">Q5<text:span text:style-name="T10">3</text:span>. <text:span text:style-name="T29">How do you join two or more strings?</text:span></text:p>
      <text:p text:style-name="P17">Ans. <text:span text:style-name="T10">new_string = string1 + string2</text:span></text:p>
      <text:p text:style-name="P17"/>
      <text:p text:style-name="P45">Q5<text:span text:style-name="T10">4</text:span>. <text:span text:style-name="T29">What are \methods\ in Python? How are they different from functions?</text:span></text:p>
      <text:p text:style-name="P17">Ans. <text:span text:style-name="T10">Method is object </text:span></text:p>
      <text:p text:style-name="P17"/>
      <text:p text:style-name="P44">Q5<text:span text:style-name="T10">5</text:span>. <text:span text:style-name="T29">What do the `.lower`, `.upper` and `.capitalize` methods on strings do?</text:span></text:p>
      <text:p text:style-name="P17">Ans. <text:s/>-&gt; .<text:span text:style-name="T10">lower converts the string to lower case letters.</text:span></text:p>
      <text:p text:style-name="P18"><text:tab/>&gt; .<text:span text:style-name="T10">upper converts the string to upper case letters.</text:span></text:p>
      <text:p text:style-name="P18"><text:tab/>&gt; .<text:span text:style-name="T10">capitalize converts the first character of every word to upper case .</text:span></text:p>
      <text:p text:style-name="P18"/>
      <text:p text:style-name="P47">Q56. <text:span text:style-name="T29">How do you replace a specific part of a string with something else?</text:span></text:p>
      <text:p text:style-name="P28">Using the replace function.</text:p>
      <text:p text:style-name="P19">Ans. Using replace function. String_name.replace(‘’ , ‘’)</text:p>
      <text:p text:style-name="P19"/>
      <text:p text:style-name="P47">Q57. <text:span text:style-name="T29">How do you split the string \Sun,Mon,Tue,Wed,Thu,Fri,Sat\ into a list of days?</text:span></text:p>
      <text:p text:style-name="P19">Ans. Using split function. String_name.split()</text:p>
      <text:p text:style-name="P19"/>
      <text:p text:style-name="P47">Q58. <text:span text:style-name="T29">How do you remove whitespace from the beginning and end of a string?</text:span></text:p>
      <text:p text:style-name="P19">Ans. Using strip function</text:p>
      <text:p text:style-name="P19"/>
      <text:p text:style-name="P47">Q5<text:span text:style-name="T11">9</text:span>. <text:span text:style-name="T29">What is the string `.format` method used for? Can you give an example?</text:span></text:p>
      <text:p text:style-name="P19">Ans. <text:span text:style-name="T11">String .format method is used to print an output in a particular value given.</text:span></text:p>
      <text:p text:style-name="P19"><text:tab/><text:span text:style-name="T11">Ex: ‘name {} age {}’.format(‘Anirudh’,21)</text:span></text:p>
      <text:p text:style-name="P19"/>
      <text:p text:style-name="P47">Q<text:span text:style-name="T11">60</text:span>. <text:span text:style-name="T29">What are the benefits of using the `.format` method instead of string concatenation?</text:span></text:p>
      <text:p text:style-name="P19"><text:soft-page-break/>Ans. .<text:span text:style-name="T11">format is better because if the user wants to change the data then the format only needs to be changed whereas in concatenation the whole line has to be modified.</text:span></text:p>
      <text:p text:style-name="P19"/>
      <text:p text:style-name="P47">Q6<text:span text:style-name="T11">1</text:span>. <text:span text:style-name="T29">How do you convert a value of another type to a string?</text:span></text:p>
      <text:p text:style-name="P20">Ans. <text:span text:style-name="T11">Type casting</text:span></text:p>
      <text:p text:style-name="P20"><text:tab/><text:span text:style-name="T26">Ex: roll_no = 204208</text:span></text:p>
      <text:p text:style-name="P20"><text:tab/><text:tab/><text:span text:style-name="T26">no = str(rool_no)</text:span></text:p>
      <text:p text:style-name="P20"/>
      <text:p text:style-name="P47">Q6<text:span text:style-name="T11">2</text:span>. <text:span text:style-name="T29">How do you check if two strings have the same value?</text:span></text:p>
      <text:p text:style-name="P20">Ans. <text:span text:style-name="T11">String1 == string2</text:span></text:p>
      <text:p text:style-name="P20"/>
      <text:p text:style-name="P47">Q6<text:span text:style-name="T11">3</text:span>. <text:span text:style-name="T29">Where can you find the list of all the methods supported by strings?</text:span></text:p>
      <text:p text:style-name="P20">Ans. <text:span text:style-name="T31">dir(str)</text:span></text:p>
      <text:p text:style-name="P20"/>
      <text:p text:style-name="P47">Q6<text:span text:style-name="T12">4</text:span>. <text:span text:style-name="T29">What is a list in Python?</text:span></text:p>
      <text:p text:style-name="P20">Ans. <text:span text:style-name="T12">A python list is an ordered. Mutable array of objects.</text:span></text:p>
      <text:p text:style-name="P20"/>
      <text:p text:style-name="P47">Q6<text:span text:style-name="T12">5</text:span>. <text:span text:style-name="T29">How do you create a list?</text:span></text:p>
      <text:p text:style-name="P20">Ans.<text:span text:style-name="T12">A list is constructed by specifying the objects, separated by commas, between square brackets[]</text:span></text:p>
      <text:p text:style-name="P20"><text:tab/><text:span text:style-name="T12">Ex: list = [ 1, 45, 6578] </text:span></text:p>
      <text:p text:style-name="P20"/>
      <text:p text:style-name="P47">Q6<text:span text:style-name="T12">6</text:span>. <text:span text:style-name="T29">Can a Python list contain values of different data types?</text:span></text:p>
      <text:p text:style-name="P21">Ans. <text:span text:style-name="T12">Yes</text:span></text:p>
      <text:p text:style-name="P21"/>
      <text:p text:style-name="P47">Q6<text:span text:style-name="T12">7</text:span>. <text:span text:style-name="T29">Can a list contain another list as an element within it?</text:span></text:p>
      <text:p text:style-name="P21">Ans. <text:span text:style-name="T13">Yes</text:span></text:p>
      <text:p text:style-name="P21"/>
      <text:p text:style-name="P47">Q6<text:span text:style-name="T12">8</text:span>. <text:span text:style-name="T29">Can you create a list without any values?</text:span></text:p>
      <text:p text:style-name="P21">Ans.<text:span text:style-name="T12">Yes</text:span></text:p>
      <text:p text:style-name="P21"/>
      <text:p text:style-name="P47">Q6<text:span text:style-name="T12">9</text:span>. <text:span text:style-name="T29">How do you check the length of a list in Python?</text:span></text:p>
      <text:p text:style-name="P21">Ans.<text:span text:style-name="T13">len(list)</text:span></text:p>
      <text:p text:style-name="P21"/>
      <text:p text:style-name="P47">Q<text:span text:style-name="T13">70. </text:span><text:span text:style-name="T29">How do you retrieve a value from a list?</text:span></text:p>
      <text:p text:style-name="P23">Ans. Using index. List[index]</text:p>
      <text:p text:style-name="P23"/>
      <text:p text:style-name="P47">Q<text:span text:style-name="T13">71. </text:span><text:span text:style-name="T29">What is the smallest and largest index you can use to access elements from a list containing five elements?</text:span></text:p>
      <text:p text:style-name="P23">Ans. Smallest is 0 and largest is 4</text:p>
      <text:p text:style-name="P23"/>
      <text:p text:style-name="P47">Q<text:span text:style-name="T13">72. </text:span><text:span text:style-name="T29">What happens if you try to access an index equal to or larger than the size of a list?</text:span></text:p>
      <text:p text:style-name="P23">Ans. Error</text:p>
      <text:p text:style-name="P23"/>
      <text:p text:style-name="P47">Q<text:span text:style-name="T13">73. </text:span><text:span text:style-name="T29">What happens if you try to access a negative index within a list?</text:span></text:p>
      <text:p text:style-name="P23">Ans. It will print from the last element of the list.</text:p>
      <text:p text:style-name="P23"/>
      <text:p text:style-name="P47">Q<text:span text:style-name="T13">74. </text:span><text:span text:style-name="T29">How do you access a range of elements from a list?</text:span></text:p>
      <text:p text:style-name="P23">Ans. <text:span text:style-name="T14">Using slicing method; </text:span><text:span text:style-name="T26">list_name[2:3]</text:span></text:p>
      <text:p text:style-name="P23"/>
      <text:p text:style-name="P47">Q<text:span text:style-name="T13">7</text:span><text:span text:style-name="T14">5</text:span><text:span text:style-name="T13">. </text:span><text:span text:style-name="T29">How many elements does the list returned by the expression `a_list[2:5]` contain?</text:span></text:p>
      <text:p text:style-name="P23">Ans.<text:span text:style-name="T14">3</text:span></text:p>
      <text:p text:style-name="P23"/>
      <text:p text:style-name="P47"><text:soft-page-break/>Q<text:span text:style-name="T13">7</text:span><text:span text:style-name="T14">6</text:span><text:span text:style-name="T13">. </text:span><text:span text:style-name="T29">What do the ranges `a_list[:2]` and `a_list[2:]` represent?</text:span></text:p>
      <text:p text:style-name="P23">Ans. <text:span text:style-name="T14">a_list[:2] gives the elements from index 0 and 1. Whereas a_list[2:] gives the elements from index2 to the last index</text:span></text:p>
      <text:p text:style-name="P23"/>
      <text:p text:style-name="P47">Q<text:span text:style-name="T13">7</text:span><text:span text:style-name="T14">7</text:span><text:span text:style-name="T13">. </text:span><text:span text:style-name="T29">How do you change the item stored at a specific index within a list?</text:span></text:p>
      <text:p text:style-name="P23">Ans. <text:span text:style-name="T14">list[index] = new_value</text:span></text:p>
      <text:p text:style-name="P11"/>
      <text:p text:style-name="P40">Q<text:span text:style-name="T5">78</text:span>. <text:span text:style-name="T29">How do you insert a new item at the beginning, middle, or end of a list?</text:span></text:p>
      <text:p text:style-name="P11">Ans. <text:s/><text:span text:style-name="T5">For beginning : list</text:span><text:span text:style-name="T14">[0]</text:span></text:p>
      <text:p text:style-name="P11"><text:tab/><text:span text:style-name="T5">For middle : </text:span><text:span text:style-name="T14">list[index]</text:span></text:p>
      <text:p text:style-name="P11"><text:tab/><text:span text:style-name="T5">For end : list.append(value)</text:span></text:p>
      <text:p text:style-name="P11"/>
      <text:p text:style-name="P47">Q<text:span text:style-name="T13">7</text:span><text:span text:style-name="T14">9</text:span><text:span text:style-name="T13">. </text:span><text:span text:style-name="T29">How do you remove an item from al list?</text:span></text:p>
      <text:p text:style-name="P24">Ans. <text:span text:style-name="T14">Using .remove method</text:span></text:p>
      <text:p text:style-name="P24"/>
      <text:p text:style-name="P47">Q<text:span text:style-name="T14">80</text:span><text:span text:style-name="T13">. </text:span><text:span text:style-name="T29">How do you remove the item at a given index from a list?</text:span></text:p>
      <text:p text:style-name="P24">Ans. <text:span text:style-name="T14">List.</text:span><text:span text:style-name="T15">pop</text:span><text:span text:style-name="T14">(</text:span><text:span text:style-name="T15">index</text:span><text:span text:style-name="T14">)</text:span></text:p>
      <text:p text:style-name="P24"/>
      <text:p text:style-name="P47">Q<text:span text:style-name="T14">81</text:span><text:span text:style-name="T13">. </text:span><text:span text:style-name="T29">How do you check if a list contains a value?</text:span></text:p>
      <text:p text:style-name="P24">Ans. <text:span text:style-name="T15">Value in list_name</text:span></text:p>
      <text:p text:style-name="P24"/>
      <text:p text:style-name="P22"/>
      <text:p text:style-name="P47">Q<text:span text:style-name="T14">8</text:span><text:span text:style-name="T15">2</text:span><text:span text:style-name="T13">. </text:span><text:span text:style-name="T26">H</text:span><text:span text:style-name="T29">ow do you combine two or most lists to create a larger list?</text:span></text:p>
      <text:p text:style-name="P24">Ans. <text:span text:style-name="T15">Using .extend() method.</text:span></text:p>
      <text:p text:style-name="P24"/>
      <text:p text:style-name="P47">Q<text:span text:style-name="T14">8</text:span><text:span text:style-name="T15">3</text:span><text:span text:style-name="T13">. </text:span><text:span text:style-name="T29">How do you create a copy of a list?</text:span></text:p>
      <text:p text:style-name="P24">Ans. <text:span text:style-name="T15">Using .copy() method.</text:span></text:p>
      <text:p text:style-name="P24"/>
      <text:p text:style-name="P47">Q<text:span text:style-name="T14">8</text:span><text:span text:style-name="T15">4</text:span><text:span text:style-name="T13">. </text:span><text:span text:style-name="T29">Does the expression `a_new_list = a_list` create a copy of the list `a_list`?</text:span></text:p>
      <text:p text:style-name="P24">Ans. <text:span text:style-name="T15">No</text:span></text:p>
      <text:p text:style-name="P24"/>
      <text:p text:style-name="P47">Q<text:span text:style-name="T14">8</text:span><text:span text:style-name="T15">5</text:span><text:span text:style-name="T13">. </text:span><text:span text:style-name="T29">Where can you find the list of all the methods supported by lists?</text:span></text:p>
      <text:p text:style-name="P24">Ans. <text:span text:style-name="T26">dir(list)</text:span></text:p>
      <text:p text:style-name="P24"/>
      <text:p text:style-name="P47">Q<text:span text:style-name="T14">8</text:span><text:span text:style-name="T15">6</text:span><text:span text:style-name="T13">. </text:span><text:span text:style-name="T29">What is a Tuple in Python?</text:span></text:p>
      <text:p text:style-name="P24">Ans. <text:span text:style-name="T16">Tuple is an immutable list which are constructed by placing the items inside the parentheses.</text:span></text:p>
      <text:p text:style-name="P24"/>
      <text:p text:style-name="P47">Q<text:span text:style-name="T14">8</text:span><text:span text:style-name="T15">7</text:span><text:span text:style-name="T13">. </text:span><text:span text:style-name="T29">How is a tuple different from a list?</text:span></text:p>
      <text:p text:style-name="P24">Ans. <text:span text:style-name="T16">Tuples cannot be changed whereas list can be changed.</text:span></text:p>
      <text:p text:style-name="P24"/>
      <text:p text:style-name="P47">Q<text:span text:style-name="T14">8</text:span><text:span text:style-name="T16">8</text:span><text:span text:style-name="T13">. </text:span><text:span text:style-name="T29">Can you add or remove elements in a tuple?</text:span></text:p>
      <text:p text:style-name="P24">Ans. <text:span text:style-name="T16">No</text:span></text:p>
      <text:p text:style-name="P24"/>
      <text:p text:style-name="P47">Q<text:span text:style-name="T14">8</text:span><text:span text:style-name="T16">9</text:span><text:span text:style-name="T13">. </text:span><text:span text:style-name="T29">How do you create a tuple with just one element?</text:span></text:p>
      <text:p text:style-name="P24">Ans. <text:span text:style-name="T17">Names = (‘anirudh’,)</text:span></text:p>
      <text:p text:style-name="P24"/>
      <text:p text:style-name="P47">Q<text:span text:style-name="T17">9</text:span><text:span text:style-name="T14">0</text:span><text:span text:style-name="T13">. </text:span><text:span text:style-name="T29">How do you convert a tuple to a list and vice versa?</text:span></text:p>
      <text:p text:style-name="P24">Ans. <text:span text:style-name="T17">Type casting</text:span></text:p>
      <text:p text:style-name="P24"><text:tab/>-&gt; <text:span text:style-name="T17">t = list(l)</text:span></text:p>
      <text:p text:style-name="P24"><text:tab/>-&gt; <text:span text:style-name="T17">l = list(t)</text:span></text:p>
      <text:p text:style-name="P25"/>
      <text:p text:style-name="P48">Q91. <text:span text:style-name="T29">What are the `count` and `index` method of a Tuple used for?</text:span></text:p>
      <text:p text:style-name="P25"><text:soft-page-break/>Ans. Count – used for knowing how many times the object is repeated</text:p>
      <text:p text:style-name="P25"><text:s text:c="9"/>index – to know at what index the object is set.</text:p>
      <text:p text:style-name="P25"/>
      <text:p text:style-name="P48">Q92. <text:span text:style-name="T29">What is a dictionary in Python?</text:span></text:p>
      <text:p text:style-name="P25">Ans. It is an associative array which contain any object as its value and items are indexed by an <text:s/>integer starting at 0.</text:p>
      <text:p text:style-name="P25"/>
      <text:p text:style-name="P48">Q93. <text:span text:style-name="T29">How do you create a dictionary?</text:span></text:p>
      <text:p text:style-name="P25">Ans. To create a dictionary, the keys must be unique and values need not be.</text:p>
      <text:p text:style-name="P25"><text:tab/>Height = {‘Clock tower’:344, ‘Eiffel Tower’:567}</text:p>
      <text:p text:style-name="P25"/>
      <text:p text:style-name="P48">Q94. <text:span text:style-name="T29">What are keys and values?</text:span></text:p>
      <text:p text:style-name="P26">Ans. <text:span text:style-name="T24">Keys are the identities of the attributes/elements of the dictionary.</text:span></text:p>
      <text:p text:style-name="P33"><text:tab/>-&gt;values are the actual data stored in them.</text:p>
      <text:p text:style-name="P25"/>
      <text:p text:style-name="P48">Q95. <text:span text:style-name="T29">How do you access the value associated with a specific key in a dictionary?</text:span></text:p>
      <text:p text:style-name="P25">Ans. <text:span text:style-name="T18">Dict_name[‘key_name’]</text:span></text:p>
      <text:p text:style-name="P25"/>
      <text:p text:style-name="P49">Q96. <text:span text:style-name="T29">What happens if you try to access the value for a key that doesn't exist in a dictionary?</text:span></text:p>
      <text:p text:style-name="P27">Ans.Error</text:p>
      <text:p text:style-name="P27"/>
      <text:p text:style-name="P49">Q97. <text:span text:style-name="T29">What is the `.get` method of a dictionary used for?</text:span></text:p>
      <text:p text:style-name="P27">Ans. Is used to retrive the value, given a key if it exists.</text:p>
      <text:p text:style-name="P27"/>
      <text:p text:style-name="P49">Q98. <text:span text:style-name="T29">How do you change the value associated with a key in a dictionary?</text:span></text:p>
      <text:p text:style-name="P27">Ans. dict_name[‘<text:span text:style-name="T26">key</text:span>] <text:span text:style-name="T26">= ‘new_value’</text:span></text:p>
      <text:p text:style-name="P27"/>
      <text:p text:style-name="P49">Q99.<text:span text:style-name="T29">How do you add or remove a key-value pair in a dictionary?</text:span></text:p>
      <text:p text:style-name="P27">Ans. <text:span text:style-name="T27">Add: dict_name[‘new_key’] = ‘value’</text:span></text:p>
      <text:p text:style-name="P27"><text:tab/><text:span text:style-name="T27">Remove: del dict_name[‘key’]</text:span></text:p>
      <text:p text:style-name="P27"/>
      <text:p text:style-name="P50">Q100. <text:span text:style-name="T29">How do you access the keys, values, and key-value pairs within a dictionary?</text:span></text:p>
      <text:p text:style-name="P35"><text:span text:style-name="T21">A</text:span><text:span text:style-name="T19">ns. -&gt; keys: dict_name.keys()</text:span></text:p>
      <text:p text:style-name="P34"><text:tab/>-&gt; values: dict_name.values()</text:p>
      <text:p text:style-name="P35"><text:span text:style-name="T19"><text:tab/>-&gt; items: dict_name.items(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9:48:57.127385509</meta:creation-date>
    <dc:date>2023-07-10T21:05:03.233551774</dc:date>
    <meta:editing-duration>PT43M21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7" meta:paragraph-count="225" meta:word-count="2042" meta:character-count="11554" meta:non-whitespace-character-count="9687"/>
  </office:meta>
</office:document-meta>
</file>